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0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8" table:default-cell-style-name="ce2"/>
        <table:table-column table:style-name="co2" table:number-columns-repeated="101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Default" office:value-type="string">
            <text:p>consolas</text:p>
          </table:table-cell>
          <table:table-cell table:style-name="Default" office:value-type="string">
            <text:p>inconsolata</text:p>
          </table:table-cell>
          <table:table-cell table:style-name="Default" office:value-type="string">
            <text:p>courier</text:p>
          </table:table-cell>
          <table:table-cell table:style-name="Default" office:value-type="string">
            <text:p>courier new</text:p>
          </table:table-cell>
          <table:table-cell table:style-name="Default" office:value-type="string">
            <text:p>menlo</text:p>
          </table:table-cell>
          <table:table-cell table:style-name="Default" office:value-type="string">
            <text:p>monaco</text:p>
          </table:table-cell>
          <table:table-cell table:style-name="Default" office:value-type="string">
            <text:p>aaargh</text:p>
          </table:table-cell>
          <table:table-cell table:style-name="Default" office:value-type="string">
            <text:p>muli</text:p>
          </table:table-cell>
          <table:table-cell table:number-columns-repeated="1015"/>
        </table:table-row>
        <table:table-row table:style-name="ro1">
          <table:table-cell office:value-type="string">
            <text:p>weight</text:p>
          </table:table-cell>
          <table:table-cell table:number-columns-repeated="7" table:style-name="Default" office:value-type="float" office:value="400">
            <text:p>4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em size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1000">
            <text:p>1000</text:p>
          </table:table-cell>
          <table:table-cell table:number-columns-repeated="4" table:style-name="Default" office:value-type="float" office:value="2048">
            <text:p>2048</text:p>
          </table:table-cell>
          <table:table-cell table:style-name="Default" office:value-type="float" office:value="1000">
            <text:p>100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width</text:p>
          </table:table-cell>
          <table:table-cell office:value-type="percentage" office:value="0.5498">
            <text:p>54.98%</text:p>
          </table:table-cell>
          <table:table-cell office:value-type="percentage" office:value="0.5">
            <text:p>50.00%</text:p>
          </table:table-cell>
          <table:table-cell table:number-columns-repeated="2" office:value-type="percentage" office:value="0.6">
            <text:p>60.00%</text:p>
          </table:table-cell>
          <table:table-cell table:formula="of:=1233 / 2048" office:value-type="percentage" office:value="0.60205078125">
            <text:p>60.21%</text:p>
          </table:table-cell>
          <table:table-cell table:formula="of:=1229 / 2048" office:value-type="percentage" office:value="0.60009765625">
            <text:p>60.01%</text:p>
          </table:table-cell>
          <table:table-cell table:formula="of:=(0.53 + 0.62) / 2" office:value-type="percentage" office:value="0.575">
            <text:p>57.50%</text:p>
          </table:table-cell>
          <table:table-cell table:number-columns-repeated="2"/>
          <table:table-cell table:formula="of:=AVERAGE([.B7:.H7])" office:value-type="percentage" office:value="0.575278348214286">
            <text:p>57.53%</text:p>
          </table:table-cell>
          <table:table-cell table:formula="of:=ROUND([.K7]*1000)" office:value-type="float" office:value="575">
            <text:p>575</text:p>
          </table:table-cell>
          <table:table-cell office:value-type="float" office:value="575">
            <text:p>575</text:p>
          </table:table-cell>
          <table:table-cell table:number-columns-repeated="1011"/>
        </table:table-row>
        <table:table-row table:style-name="ro1">
          <table:table-cell office:value-type="string">
            <text:p>bearings</text:p>
          </table:table-cell>
          <table:table-cell office:value-type="percentage" office:value="0.0449">
            <text:p>4.49%</text:p>
          </table:table-cell>
          <table:table-cell office:value-type="percentage" office:value="0.04">
            <text:p>4.00%</text:p>
          </table:table-cell>
          <table:table-cell office:value-type="percentage" office:value="0.0439">
            <text:p>4.39%</text:p>
          </table:table-cell>
          <table:table-cell office:value-type="percentage" office:value="0.0708">
            <text:p>7.08%</text:p>
          </table:table-cell>
          <table:table-cell table:formula="of:=137 / 2048" office:value-type="percentage" office:value="0.06689453125">
            <text:p>6.69%</text:p>
          </table:table-cell>
          <table:table-cell table:formula="of:=87 / 2048" office:value-type="percentage" office:value="0.04248046875">
            <text:p>4.25%</text:p>
          </table:table-cell>
          <table:table-cell table:formula="of:=48 / 1000" office:value-type="percentage" office:value="0.048">
            <text:p>4.80%</text:p>
          </table:table-cell>
          <table:table-cell table:number-columns-repeated="2"/>
          <table:table-cell table:formula="of:=AVERAGE([.B8:.H8])" office:value-type="percentage" office:value="0.0509964285714286">
            <text:p>5.10%</text:p>
          </table:table-cell>
          <table:table-cell table:formula="of:=ROUND([.K8]*1000)"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gen max char width</text:p>
          </table:table-cell>
          <table:table-cell table:style-name="ce3" table:formula="of:=[.B7]-([.B8]*2)" office:value-type="percentage" office:value="0.46">
            <text:p>46.00%</text:p>
          </table:table-cell>
          <table:table-cell table:style-name="ce3" table:formula="of:=[.C7]-([.C8]*2)" office:value-type="percentage" office:value="0.42">
            <text:p>42.00%</text:p>
          </table:table-cell>
          <table:table-cell table:style-name="ce3" table:formula="of:=[.D7]-([.D8]*2)" office:value-type="percentage" office:value="0.5122">
            <text:p>51.22%</text:p>
          </table:table-cell>
          <table:table-cell table:style-name="ce3" table:formula="of:=[.E7]-([.E8]*2)" office:value-type="percentage" office:value="0.4584">
            <text:p>45.84%</text:p>
          </table:table-cell>
          <table:table-cell table:style-name="ce3" table:formula="of:=[.F7]-([.F8]*2)" office:value-type="percentage" office:value="0.46826171875">
            <text:p>46.83%</text:p>
          </table:table-cell>
          <table:table-cell table:style-name="ce3" table:formula="of:=[.G7]-([.G8]*2)" office:value-type="percentage" office:value="0.51513671875">
            <text:p>51.51%</text:p>
          </table:table-cell>
          <table:table-cell table:style-name="ce3" table:formula="of:=[.H7]-([.H8]*2)" office:value-type="percentage" office:value="0.479">
            <text:p>47.90%</text:p>
          </table:table-cell>
          <table:table-cell table:style-name="ce3"/>
          <table:table-cell table:style-name="ce1"/>
          <table:table-cell table:style-name="ce1" table:formula="of:=AVERAGE([.B9:.H9])" office:value-type="percentage" office:value="0.473285491071429">
            <text:p>47.33%</text:p>
          </table:table-cell>
          <table:table-cell table:formula="of:=ROUND([.K9]*1000)" office:value-type="float" office:value="473">
            <text:p>473</text:p>
          </table:table-cell>
          <table:table-cell table:style-name="ce1" office:value-type="float" office:value="475">
            <text:p>475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ascent</text:p>
          </table:table-cell>
          <table:table-cell office:value-type="percentage" office:value="0.7426">
            <text:p>74.26%</text:p>
          </table:table-cell>
          <table:table-cell office:value-type="percentage" office:value="0.82">
            <text:p>82.00%</text:p>
          </table:table-cell>
          <table:table-cell table:number-columns-repeated="2" office:value-type="percentage" office:value="0.7998">
            <text:p>79.98%</text:p>
          </table:table-cell>
          <table:table-cell table:formula="of:=1556 / 2048" office:value-type="percentage" office:value="0.759765625">
            <text:p>75.98%</text:p>
          </table:table-cell>
          <table:table-cell table:formula="of:=1638 / 2048" office:value-type="percentage" office:value="0.7998046875">
            <text:p>79.98%</text:p>
          </table:table-cell>
          <table:table-cell office:value-type="percentage" office:value="0.8">
            <text:p>80.00%</text:p>
          </table:table-cell>
          <table:table-cell table:number-columns-repeated="2"/>
          <table:table-cell table:formula="of:=AVERAGE([.B11:.H11])" office:value-type="percentage" office:value="0.788824330357143">
            <text:p>78.88%</text:p>
          </table:table-cell>
          <table:table-cell table:formula="of:=ROUND([.K11]*1000)" office:value-type="float" office:value="789">
            <text:p>789</text:p>
          </table:table-cell>
          <table:table-cell office:value-type="float" office:value="800">
            <text:p>800</text:p>
          </table:table-cell>
          <table:table-cell table:number-columns-repeated="1011"/>
        </table:table-row>
        <table:table-row table:style-name="ro1">
          <table:table-cell office:value-type="string">
            <text:p>curly ascent</text:p>
          </table:table-cell>
          <table:table-cell office:value-type="percentage" office:value="0.707">
            <text:p>70.70%</text:p>
          </table:table-cell>
          <table:table-cell office:value-type="percentage" office:value="0.637">
            <text:p>63.70%</text:p>
          </table:table-cell>
          <table:table-cell office:value-type="percentage" office:value="0.6328">
            <text:p>63.28%</text:p>
          </table:table-cell>
          <table:table-cell office:value-type="percentage" office:value="0.6128">
            <text:p>61.28%</text:p>
          </table:table-cell>
          <table:table-cell table:formula="of:=1676 / 2048" office:value-type="percentage" office:value="0.818359375">
            <text:p>81.84%</text:p>
          </table:table-cell>
          <table:table-cell table:formula="of:=1645 / 2048" office:value-type="percentage" office:value="0.80322265625">
            <text:p>80.32%</text:p>
          </table:table-cell>
          <table:table-cell office:value-type="percentage" office:value="0.967">
            <text:p>96.70%</text:p>
          </table:table-cell>
          <table:table-cell table:number-columns-repeated="2"/>
          <table:table-cell table:formula="of:=AVERAGE([.B12:.H12])" office:value-type="percentage" office:value="0.739740290178571">
            <text:p>73.97%</text:p>
          </table:table-cell>
          <table:table-cell table:formula="of:=ROUND([.K12]*1000)" office:value-type="float" office:value="740">
            <text:p>740</text:p>
          </table:table-cell>
          <table:table-cell table:number-columns-repeated="1012"/>
        </table:table-row>
        <table:table-row table:style-name="ro1">
          <table:table-cell office:value-type="string">
            <text:p>cap height</text:p>
          </table:table-cell>
          <table:table-cell office:value-type="percentage" office:value="0.6689">
            <text:p>66.89%</text:p>
          </table:table-cell>
          <table:table-cell office:value-type="percentage" office:value="0.624">
            <text:p>62.40%</text:p>
          </table:table-cell>
          <table:table-cell table:formula="of:=1186 / 2048" office:value-type="percentage" office:value="0.5791015625">
            <text:p>57.91%</text:p>
          </table:table-cell>
          <table:table-cell office:value-type="percentage" office:value="0.5713">
            <text:p>57.13%</text:p>
          </table:table-cell>
          <table:table-cell table:formula="of:=1493 / 2048" office:value-type="percentage" office:value="0.72900390625">
            <text:p>72.90%</text:p>
          </table:table-cell>
          <table:table-cell table:formula="of:=1552 / 2048" office:value-type="percentage" office:value="0.7578125">
            <text:p>75.78%</text:p>
          </table:table-cell>
          <table:table-cell office:value-type="percentage" office:value="0.798">
            <text:p>79.80%</text:p>
          </table:table-cell>
          <table:table-cell table:number-columns-repeated="2"/>
          <table:table-cell table:formula="of:=AVERAGE([.B13:.H13])" office:value-type="percentage" office:value="0.675445424107143">
            <text:p>67.54%</text:p>
          </table:table-cell>
          <table:table-cell table:formula="of:=ROUND([.K13]*1000)" office:value-type="float" office:value="675">
            <text:p>675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x height</text:p>
          </table:table-cell>
          <table:table-cell table:style-name="ce1" table:formula="of:=[.B36]" office:value-type="percentage" office:value="0.5078125">
            <text:p>50.78%</text:p>
          </table:table-cell>
          <table:table-cell table:style-name="ce1" table:formula="of:=[.C36]" office:value-type="percentage" office:value="0.479">
            <text:p>47.90%</text:p>
          </table:table-cell>
          <table:table-cell table:style-name="ce1" table:formula="of:=[.D36]" office:value-type="percentage" office:value="0.47412109375">
            <text:p>47.41%</text:p>
          </table:table-cell>
          <table:table-cell table:style-name="ce1" table:formula="of:=[.E36]" office:value-type="percentage" office:value="0.45361328125">
            <text:p>45.36%</text:p>
          </table:table-cell>
          <table:table-cell table:style-name="ce1" table:formula="of:=[.F36]" office:value-type="percentage" office:value="0.57421875">
            <text:p>57.42%</text:p>
          </table:table-cell>
          <table:table-cell table:style-name="ce1" table:formula="of:=[.G36]" office:value-type="percentage" office:value="0.57568359375">
            <text:p>57.57%</text:p>
          </table:table-cell>
          <table:table-cell table:style-name="ce1" table:formula="of:=[.H36]" office:value-type="percentage" office:value="0.604">
            <text:p>60.40%</text:p>
          </table:table-cell>
          <table:table-cell table:style-name="ce1" table:number-columns-repeated="2"/>
          <table:table-cell table:style-name="ce1" table:formula="of:=AVERAGE([.B14:.H14])" office:value-type="percentage" office:value="0.524064174107143">
            <text:p>52.41%</text:p>
          </table:table-cell>
          <table:table-cell table:formula="of:=ROUND([.K14]*1000)" office:value-type="float" office:value="524">
            <text:p>524</text:p>
          </table:table-cell>
          <table:table-cell table:style-name="ce1" office:value-type="float" office:value="525">
            <text:p>525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dash height</text:p>
          </table:table-cell>
          <table:table-cell office:value-type="percentage" office:value="0.3062">
            <text:p>30.62%</text:p>
          </table:table-cell>
          <table:table-cell office:value-type="percentage" office:value="0.348">
            <text:p>34.80%</text:p>
          </table:table-cell>
          <table:table-cell office:value-type="percentage" office:value="0.2729">
            <text:p>27.29%</text:p>
          </table:table-cell>
          <table:table-cell office:value-type="percentage" office:value="0.312">
            <text:p>31.20%</text:p>
          </table:table-cell>
          <table:table-cell table:formula="of:=724 / 2048" office:value-type="percentage" office:value="0.353515625">
            <text:p>35.35%</text:p>
          </table:table-cell>
          <table:table-cell table:formula="of:=706 / 2048" office:value-type="percentage" office:value="0.3447265625">
            <text:p>34.47%</text:p>
          </table:table-cell>
          <table:table-cell office:value-type="percentage" office:value="0.34">
            <text:p>34.00%</text:p>
          </table:table-cell>
          <table:table-cell table:number-columns-repeated="2"/>
          <table:table-cell table:formula="of:=AVERAGE([.B15:.H15])" office:value-type="percentage" office:value="0.325334598214286">
            <text:p>32.53%</text:p>
          </table:table-cell>
          <table:table-cell table:formula="of:=ROUND([.K15]*1000)" office:value-type="float" office:value="325">
            <text:p>325</text:p>
          </table:table-cell>
          <table:table-cell table:number-columns-repeated="1012"/>
        </table:table-row>
        <table:table-row table:style-name="ro1">
          <table:table-cell office:value-type="string">
            <text:p>underline position</text:p>
          </table:table-cell>
          <table:table-cell office:value-type="percentage" office:value="-0.0947">
            <text:p>-9.47%</text:p>
          </table:table-cell>
          <table:table-cell office:value-type="percentage" office:value="-0.15">
            <text:p>-15.00%</text:p>
          </table:table-cell>
          <table:table-cell office:value-type="percentage" office:value="-0.1494">
            <text:p>-14.94%</text:p>
          </table:table-cell>
          <table:table-cell office:value-type="percentage" office:value="-0.2124">
            <text:p>-21.24%</text:p>
          </table:table-cell>
          <table:table-cell table:formula="of:=-85 / 2048" office:value-type="percentage" office:value="-0.04150390625">
            <text:p>-4.15%</text:p>
          </table:table-cell>
          <table:table-cell office:value-type="percentage" office:value="0">
            <text:p>0.00%</text:p>
          </table:table-cell>
          <table:table-cell table:formula="of:=-123/1000" office:value-type="percentage" office:value="-0.123">
            <text:p>-12.30%</text:p>
          </table:table-cell>
          <table:table-cell table:number-columns-repeated="2"/>
          <table:table-cell table:formula="of:=AVERAGE([.B16:.H16])" office:value-type="percentage" office:value="-0.110143415178571">
            <text:p>-11.01%</text:p>
          </table:table-cell>
          <table:table-cell table:formula="of:=ROUND([.K16]*1000)" office:value-type="float" office:value="-110">
            <text:p>-110</text:p>
          </table:table-cell>
          <table:table-cell table:number-columns-repeated="1012"/>
        </table:table-row>
        <table:table-row table:style-name="ro1">
          <table:table-cell office:value-type="string">
            <text:p>curly descent</text:p>
          </table:table-cell>
          <table:table-cell office:value-type="percentage" office:value="-0.2">
            <text:p>-20.00%</text:p>
          </table:table-cell>
          <table:table-cell office:value-type="percentage" office:value="-0.159">
            <text:p>-15.90%</text:p>
          </table:table-cell>
          <table:table-cell office:value-type="percentage" office:value="-0.1821">
            <text:p>-18.21%</text:p>
          </table:table-cell>
          <table:table-cell office:value-type="percentage" office:value="-0.127">
            <text:p>-12.70%</text:p>
          </table:table-cell>
          <table:table-cell table:formula="of:=-195 / 2048" office:value-type="percentage" office:value="-0.09521484375">
            <text:p>-9.52%</text:p>
          </table:table-cell>
          <table:table-cell table:formula="of:=-372 / 2048" office:value-type="percentage" office:value="-0.181640625">
            <text:p>-18.16%</text:p>
          </table:table-cell>
          <table:table-cell office:value-type="percentage" office:value="-0.308">
            <text:p>-30.80%</text:p>
          </table:table-cell>
          <table:table-cell table:number-columns-repeated="2"/>
          <table:table-cell table:formula="of:=AVERAGE([.B17:.H17])" office:value-type="percentage" office:value="-0.178993638392857">
            <text:p>-17.90%</text:p>
          </table:table-cell>
          <table:table-cell table:formula="of:=ROUND([.K17]*1000)" office:value-type="float" office:value="-179">
            <text:p>-179</text:p>
          </table:table-cell>
          <table:table-cell table:number-columns-repeated="1012"/>
        </table:table-row>
        <table:table-row table:style-name="ro1">
          <table:table-cell office:value-type="string">
            <text:p>descent</text:p>
          </table:table-cell>
          <table:table-cell office:value-type="percentage" office:value="-0.2573">
            <text:p>-25.73%</text:p>
          </table:table-cell>
          <table:table-cell office:value-type="percentage" office:value="-0.18">
            <text:p>-18.00%</text:p>
          </table:table-cell>
          <table:table-cell table:number-columns-repeated="2" office:value-type="percentage" office:value="-0.2002">
            <text:p>-20.02%</text:p>
          </table:table-cell>
          <table:table-cell table:formula="of:=-492 / 2048" office:value-type="percentage" office:value="-0.240234375">
            <text:p>-24.02%</text:p>
          </table:table-cell>
          <table:table-cell table:formula="of:=-410 / 2048" office:value-type="percentage" office:value="-0.2001953125">
            <text:p>-20.02%</text:p>
          </table:table-cell>
          <table:table-cell office:value-type="percentage" office:value="-0.2">
            <text:p>-20.00%</text:p>
          </table:table-cell>
          <table:table-cell table:number-columns-repeated="2"/>
          <table:table-cell table:formula="of:=AVERAGE([.B18:.H18])" office:value-type="percentage" office:value="-0.211161383928571">
            <text:p>-21.12%</text:p>
          </table:table-cell>
          <table:table-cell table:formula="of:=ROUND([.K18]*1000)" office:value-type="float" office:value="-211">
            <text:p>-2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scender heights</text:p>
          </table:table-cell>
          <table:table-cell table:style-name="ce1" table:formula="of:=[.B13] - [.B14]" office:value-type="percentage" office:value="0.1610875">
            <text:p>16.11%</text:p>
          </table:table-cell>
          <table:table-cell table:style-name="ce1" table:formula="of:=[.C13] - [.C14]" office:value-type="percentage" office:value="0.145">
            <text:p>14.50%</text:p>
          </table:table-cell>
          <table:table-cell table:style-name="ce1" table:formula="of:=[.D13] - [.D14]" office:value-type="percentage" office:value="0.10498046875">
            <text:p>10.50%</text:p>
          </table:table-cell>
          <table:table-cell table:style-name="ce1" table:formula="of:=[.E13] - [.E14]" office:value-type="percentage" office:value="0.11768671875">
            <text:p>11.77%</text:p>
          </table:table-cell>
          <table:table-cell table:style-name="ce1" table:formula="of:=[.F13] - [.F14]" office:value-type="percentage" office:value="0.15478515625">
            <text:p>15.48%</text:p>
          </table:table-cell>
          <table:table-cell table:style-name="ce1" table:formula="of:=[.G13] - [.G14]" office:value-type="percentage" office:value="0.18212890625">
            <text:p>18.21%</text:p>
          </table:table-cell>
          <table:table-cell table:style-name="ce1" table:formula="of:=[.H13] - [.H14]" office:value-type="percentage" office:value="0.194">
            <text:p>19.40%</text:p>
          </table:table-cell>
          <table:table-cell table:style-name="ce1" table:number-columns-repeated="2"/>
          <table:table-cell table:style-name="ce1" table:formula="of:=AVERAGE([.B20:.H20])" office:value-type="percentage" office:value="0.15138125">
            <text:p>15.14%</text:p>
          </table:table-cell>
          <table:table-cell table:formula="of:=ROUND([.K20]*1000)" office:value-type="float" office:value="151">
            <text:p>151</text:p>
          </table:table-cell>
          <table:table-cell table:style-name="ce1" office:value-type="float" office:value="150">
            <text:p>15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above caps</text:p>
          </table:table-cell>
          <table:table-cell table:style-name="ce1" table:formula="of:=MAX([.B11];[.B12]) - [.B13]" office:value-type="percentage" office:value="0.0737">
            <text:p>7.37%</text:p>
          </table:table-cell>
          <table:table-cell table:style-name="ce1" table:formula="of:=MAX([.C11];[.C12]) - [.C13]" office:value-type="percentage" office:value="0.196">
            <text:p>19.60%</text:p>
          </table:table-cell>
          <table:table-cell table:style-name="ce1" table:formula="of:=MAX([.D11];[.D12]) - [.D13]" office:value-type="percentage" office:value="0.2206984375">
            <text:p>22.07%</text:p>
          </table:table-cell>
          <table:table-cell table:style-name="ce1" table:formula="of:=MAX([.E11];[.E12]) - [.E13]" office:value-type="percentage" office:value="0.2285">
            <text:p>22.85%</text:p>
          </table:table-cell>
          <table:table-cell table:style-name="ce1" table:formula="of:=MAX([.F11];[.F12]) - [.F13]" office:value-type="percentage" office:value="0.08935546875">
            <text:p>8.94%</text:p>
          </table:table-cell>
          <table:table-cell table:style-name="ce1" table:formula="of:=MAX([.G11];[.G12]) - [.G13]" office:value-type="percentage" office:value="0.04541015625">
            <text:p>4.54%</text:p>
          </table:table-cell>
          <table:table-cell table:style-name="ce1" table:formula="of:=MAX([.H11];[.H12]) - [.H13]" office:value-type="percentage" office:value="0.169">
            <text:p>16.90%</text:p>
          </table:table-cell>
          <table:table-cell table:style-name="ce1" table:number-columns-repeated="2"/>
          <table:table-cell table:style-name="ce1" table:formula="of:=AVERAGE([.B21:.H21])" office:value-type="percentage" office:value="0.146094866071429">
            <text:p>14.61%</text:p>
          </table:table-cell>
          <table:table-cell/>
          <table:table-cell table:style-name="ce1" table:number-columns-repeated="1012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bigO roundness</text:p>
          </table:table-cell>
          <table:table-cell table:formula="of:=[.B33] / [.B34]" office:value-type="percentage" office:value="0.755026061057334">
            <text:p>75.50%</text:p>
          </table:table-cell>
          <table:table-cell table:formula="of:=[.C33] / [.C34]" office:value-type="percentage" office:value="0.690625">
            <text:p>69.06%</text:p>
          </table:table-cell>
          <table:table-cell table:formula="of:=[.D33] / [.D34]" office:value-type="percentage" office:value="0.8648">
            <text:p>86.48%</text:p>
          </table:table-cell>
          <table:table-cell table:formula="of:=[.E33] / [.E34]" office:value-type="percentage" office:value="0.832520325203252">
            <text:p>83.25%</text:p>
          </table:table-cell>
          <table:table-cell table:formula="of:=[.F33] / [.F34]" office:value-type="percentage" office:value="0.644932214331827">
            <text:p>64.49%</text:p>
          </table:table-cell>
          <table:table-cell table:formula="of:=[.G33] / [.G34]" office:value-type="percentage" office:value="0.660182370820669">
            <text:p>66.02%</text:p>
          </table:table-cell>
          <table:table-cell table:formula="of:=[.H33] / [.H34]" office:value-type="percentage" office:value="0.848595848595849">
            <text:p>84.86%</text:p>
          </table:table-cell>
          <table:table-cell table:number-columns-repeated="2"/>
          <table:table-cell table:formula="of:=AVERAGE([.B23:.H23])" office:value-type="percentage" office:value="0.756668831429847">
            <text:p>75.67%</text:p>
          </table:table-cell>
          <table:table-cell table:formula="of:=ROUND([.K23]*1000)" office:value-type="float" office:value="757">
            <text:p>757</text:p>
          </table:table-cell>
          <table:table-cell table:number-columns-repeated="1012"/>
        </table:table-row>
        <table:table-row table:style-name="ro1">
          <table:table-cell office:value-type="string">
            <text:p>smallO roundness</text:p>
          </table:table-cell>
          <table:table-cell table:formula="of:=[.B35] / [.B36]" office:value-type="percentage" office:value="0.905769230769231">
            <text:p>90.58%</text:p>
          </table:table-cell>
          <table:table-cell table:formula="of:=[.C35] / [.C36]" office:value-type="percentage" office:value="0.876826722338204">
            <text:p>87.68%</text:p>
          </table:table-cell>
          <table:table-cell table:formula="of:=[.D35] / [.D36]" office:value-type="percentage" office:value="1.08032955715757">
            <text:p>108.03%</text:p>
          </table:table-cell>
          <table:table-cell table:formula="of:=[.E35] / [.E36]" office:value-type="percentage" office:value="1.01076426264801">
            <text:p>101.08%</text:p>
          </table:table-cell>
          <table:table-cell table:formula="of:=[.F35] / [.F36]" office:value-type="percentage" office:value="0.81547619047619">
            <text:p>81.55%</text:p>
          </table:table-cell>
          <table:table-cell table:formula="of:=[.G35] / [.G36]" office:value-type="percentage" office:value="0.894826123833757">
            <text:p>89.48%</text:p>
          </table:table-cell>
          <table:table-cell table:formula="of:=[.H35] / [.H36]" office:value-type="percentage" office:value="0.880794701986755">
            <text:p>88.08%</text:p>
          </table:table-cell>
          <table:table-cell table:number-columns-repeated="2"/>
          <table:table-cell table:formula="of:=AVERAGE([.B24:.H24])" office:value-type="percentage" office:value="0.923540969887102">
            <text:p>92.35%</text:p>
          </table:table-cell>
          <table:table-cell table:formula="of:=ROUND([.K24]*1000)" office:value-type="float" office:value="924">
            <text:p>924</text:p>
          </table:table-cell>
          <table:table-cell table:number-columns-repeated="1012"/>
        </table:table-row>
        <table:table-row table:style-name="ro1">
          <table:table-cell office:value-type="string">
            <text:p>underline height</text:p>
          </table:table-cell>
          <table:table-cell office:value-type="percentage" office:value="0.0703">
            <text:p>7.03%</text:p>
          </table:table-cell>
          <table:table-cell office:value-type="percentage" office:value="0.05">
            <text:p>5.00%</text:p>
          </table:table-cell>
          <table:table-cell office:value-type="percentage" office:value="0.0576">
            <text:p>5.76%</text:p>
          </table:table-cell>
          <table:table-cell office:value-type="percentage" office:value="0.041">
            <text:p>4.10%</text:p>
          </table:table-cell>
          <table:table-cell table:formula="of:=90 / 2048" office:value-type="percentage" office:value="0.0439453125">
            <text:p>4.39%</text:p>
          </table:table-cell>
          <table:table-cell table:formula="of:=155 / 2048" office:value-type="percentage" office:value="0.07568359375">
            <text:p>7.57%</text:p>
          </table:table-cell>
          <table:table-cell table:formula="of:=20/1000" office:value-type="percentage" office:value="0.02">
            <text:p>2.00%</text:p>
          </table:table-cell>
          <table:table-cell table:number-columns-repeated="2"/>
          <table:table-cell table:formula="of:=AVERAGE([.B25:.H25])" office:value-type="percentage" office:value="0.0512184151785714">
            <text:p>5.12%</text:p>
          </table:table-cell>
          <table:table-cell table:formula="of:=ROUND([.K25]*1000)" office:value-type="float" office:value="51">
            <text:p>51</text:p>
          </table:table-cell>
          <table:table-cell table:number-columns-repeated="1012"/>
        </table:table-row>
        <table:table-row table:style-name="ro1">
          <table:table-cell office:value-type="string">
            <text:p>vert thickness</text:p>
          </table:table-cell>
          <table:table-cell office:value-type="percentage" office:value="0.085">
            <text:p>8.50%</text:p>
          </table:table-cell>
          <table:table-cell office:value-type="percentage" office:value="0.0666">
            <text:p>6.66%</text:p>
          </table:table-cell>
          <table:table-cell office:value-type="percentage" office:value="0.0581">
            <text:p>5.81%</text:p>
          </table:table-cell>
          <table:table-cell office:value-type="percentage" office:value="0.041">
            <text:p>4.10%</text:p>
          </table:table-cell>
          <table:table-cell table:formula="of:=(436 - 233) / 2048" office:value-type="percentage" office:value="0.09912109375">
            <text:p>9.91%</text:p>
          </table:table-cell>
          <table:table-cell table:formula="of:=(429 - 227) / 2048" office:value-type="percentage" office:value="0.0986328125">
            <text:p>9.86%</text:p>
          </table:table-cell>
          <table:table-cell office:value-type="percentage" office:value="0.05">
            <text:p>5.00%</text:p>
          </table:table-cell>
          <table:table-cell table:number-columns-repeated="2"/>
          <table:table-cell table:formula="of:=AVERAGE([.B26:.H26])" office:value-type="percentage" office:value="0.0712077008928572">
            <text:p>7.12%</text:p>
          </table:table-cell>
          <table:table-cell table:formula="of:=ROUND([.K26]*1000)" office:value-type="float" office:value="71">
            <text:p>71</text:p>
          </table:table-cell>
          <table:table-cell table:number-columns-repeated="1012"/>
        </table:table-row>
        <table:table-row table:style-name="ro2">
          <table:table-cell office:value-type="string">
            <text:p>horiz thickness</text:p>
          </table:table-cell>
          <table:table-cell office:value-type="percentage" office:value="0.0698">
            <text:p>6.98%</text:p>
          </table:table-cell>
          <table:table-cell office:value-type="percentage" office:value="0.09">
            <text:p>9.00%</text:p>
          </table:table-cell>
          <table:table-cell office:value-type="percentage" office:value="0.0703">
            <text:p>7.03%</text:p>
          </table:table-cell>
          <table:table-cell office:value-type="percentage" office:value="0.041">
            <text:p>4.10%</text:p>
          </table:table-cell>
          <table:table-cell table:formula="of:=(923 - 753) / 2048" office:value-type="percentage" office:value="0.0830078125">
            <text:p>8.30%</text:p>
          </table:table-cell>
          <table:table-cell table:formula="of:=(869 - 714) / 2048" office:value-type="percentage" office:value="0.07568359375">
            <text:p>7.57%</text:p>
          </table:table-cell>
          <table:table-cell office:value-type="percentage" office:value="0.05">
            <text:p>5.00%</text:p>
          </table:table-cell>
          <table:table-cell table:number-columns-repeated="2"/>
          <table:table-cell table:formula="of:=AVERAGE([.B27:.H27])" office:value-type="percentage" office:value="0.0685416294642857">
            <text:p>6.85%</text:p>
          </table:table-cell>
          <table:table-cell table:formula="of:=ROUND([.K27]*1000)" office:value-type="float" office:value="69">
            <text:p>69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vg stroke thickness</text:p>
          </table:table-cell>
          <table:table-cell table:style-name="ce3" table:formula="of:=((0.7*[.B26])+(0.25*[.B27])+(0.05*[.B25]))" office:value-type="percentage" office:value="0.080465">
            <text:p>8.05%</text:p>
          </table:table-cell>
          <table:table-cell table:style-name="ce3" table:formula="of:=((0.7*[.C26])+(0.25*[.C27])+(0.05*[.C25]))" office:value-type="percentage" office:value="0.07162">
            <text:p>7.16%</text:p>
          </table:table-cell>
          <table:table-cell table:style-name="ce3" table:formula="of:=((0.7*[.D26])+(0.25*[.D27])+(0.05*[.D25]))" office:value-type="percentage" office:value="0.061125">
            <text:p>6.11%</text:p>
          </table:table-cell>
          <table:table-cell table:style-name="ce3" table:formula="of:=((0.7*[.E26])+(0.25*[.E27])+(0.05*[.E25]))" office:value-type="percentage" office:value="0.041">
            <text:p>4.10%</text:p>
          </table:table-cell>
          <table:table-cell table:style-name="ce3" table:formula="of:=((0.7*[.F26])+(0.25*[.F27])+(0.05*[.F25]))" office:value-type="percentage" office:value="0.092333984375">
            <text:p>9.23%</text:p>
          </table:table-cell>
          <table:table-cell table:style-name="ce3" table:formula="of:=((0.7*[.G26])+(0.25*[.G27])+(0.05*[.G25]))" office:value-type="percentage" office:value="0.091748046875">
            <text:p>9.17%</text:p>
          </table:table-cell>
          <table:table-cell table:style-name="ce3" table:formula="of:=((0.7*[.H26])+(0.25*[.H27])+(0.05*[.H25]))" office:value-type="percentage" office:value="0.0485">
            <text:p>4.85%</text:p>
          </table:table-cell>
          <table:table-cell table:style-name="ce3" table:number-columns-repeated="2"/>
          <table:table-cell table:style-name="ce3" table:formula="of:=AVERAGE([.B28:.H28])" office:value-type="percentage" office:value="0.06954171875">
            <text:p>6.95%</text:p>
          </table:table-cell>
          <table:table-cell table:formula="of:=ROUND([.K28]*1000)" office:value-type="float" office:value="70">
            <text:p>70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formula="of:=[.B11] - [.B18]" office:value-type="percentage" office:value="0.9999">
            <text:p>99.99%</text:p>
          </table:table-cell>
          <table:table-cell table:style-name="Default" table:formula="of:=[.C11] - [.C18]" office:value-type="percentage" office:value="1">
            <text:p>100.00%</text:p>
          </table:table-cell>
          <table:table-cell table:style-name="Default" table:formula="of:=[.D11] - [.D18]" office:value-type="percentage" office:value="1">
            <text:p>100.00%</text:p>
          </table:table-cell>
          <table:table-cell table:style-name="Default" table:formula="of:=[.E11] - [.E18]" office:value-type="percentage" office:value="1">
            <text:p>100.00%</text:p>
          </table:table-cell>
          <table:table-cell table:style-name="Default" table:formula="of:=[.F11] - [.F18]" office:value-type="percentage" office:value="1">
            <text:p>100.00%</text:p>
          </table:table-cell>
          <table:table-cell table:style-name="Default" table:formula="of:=[.G11] - [.G18]" office:value-type="percentage" office:value="1">
            <text:p>100.00%</text:p>
          </table:table-cell>
          <table:table-cell table:style-name="Default" table:formula="of:=[.H11] - [.H18]" office:value-type="percentage" office:value="1">
            <text:p>100.00%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Width / thickness</text:p>
          </table:table-cell>
          <table:table-cell table:formula="of:=[.B28] / [.B9]" office:value-type="percentage" office:value="0.174923913043478">
            <text:p>17.49%</text:p>
          </table:table-cell>
          <table:table-cell table:formula="of:=[.C28] / [.C9]" office:value-type="percentage" office:value="0.17052380952381">
            <text:p>17.05%</text:p>
          </table:table-cell>
          <table:table-cell table:formula="of:=[.D28] / [.D9]" office:value-type="percentage" office:value="0.119338149160484">
            <text:p>11.93%</text:p>
          </table:table-cell>
          <table:table-cell table:formula="of:=[.E28] / [.E9]" office:value-type="percentage" office:value="0.0894415357766143">
            <text:p>8.94%</text:p>
          </table:table-cell>
          <table:table-cell table:formula="of:=[.F28] / [.F9]" office:value-type="percentage" office:value="0.19718456725756">
            <text:p>19.72%</text:p>
          </table:table-cell>
          <table:table-cell table:formula="of:=[.G28] / [.G9]" office:value-type="percentage" office:value="0.178104265402844">
            <text:p>17.81%</text:p>
          </table:table-cell>
          <table:table-cell table:formula="of:=[.H28] / [.H9]" office:value-type="percentage" office:value="0.10125260960334">
            <text:p>10.13%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bigO width</text:p>
          </table:table-cell>
          <table:table-cell table:formula="of:=1014/2048" office:value-type="percentage" office:value="0.4951171875">
            <text:p>49.51%</text:p>
          </table:table-cell>
          <table:table-cell office:value-type="percentage" office:value="0.442">
            <text:p>44.20%</text:p>
          </table:table-cell>
          <table:table-cell table:formula="of:=1081 / 2048" office:value-type="percentage" office:value="0.52783203125">
            <text:p>52.78%</text:p>
          </table:table-cell>
          <table:table-cell table:formula="of:=1024 / 2048" office:value-type="percentage" office:value="0.5">
            <text:p>50.00%</text:p>
          </table:table-cell>
          <table:table-cell table:formula="of:=(1116 - 117) / 2048" office:value-type="percentage" office:value="0.48779296875">
            <text:p>48.78%</text:p>
          </table:table-cell>
          <table:table-cell table:formula="of:=(1157 - 71) / 2048" office:value-type="percentage" office:value="0.5302734375">
            <text:p>53.03%</text:p>
          </table:table-cell>
          <table:table-cell table:formula="of:=(750 - 55) / 1000" office:value-type="percentage" office:value="0.695">
            <text:p>69.50%</text:p>
          </table:table-cell>
          <table:table-cell table:number-columns-repeated="2"/>
          <table:table-cell table:formula="of:=AVERAGE([.B33:.H33])" office:value-type="percentage" office:value="0.525430803571429">
            <text:p>52.54%</text:p>
          </table:table-cell>
          <table:table-cell table:formula="of:=ROUND([.K33]*1000)" office:value-type="float" office:value="525">
            <text:p>525</text:p>
          </table:table-cell>
          <table:table-cell table:number-columns-repeated="1012"/>
        </table:table-row>
        <table:table-row table:style-name="ro1">
          <table:table-cell office:value-type="string">
            <text:p>bigO height</text:p>
          </table:table-cell>
          <table:table-cell table:formula="of:=1343 / 2048" office:value-type="percentage" office:value="0.65576171875">
            <text:p>65.58%</text:p>
          </table:table-cell>
          <table:table-cell office:value-type="percentage" office:value="0.64">
            <text:p>64.00%</text:p>
          </table:table-cell>
          <table:table-cell table:formula="of:=1250 / 2048" office:value-type="percentage" office:value="0.6103515625">
            <text:p>61.04%</text:p>
          </table:table-cell>
          <table:table-cell table:formula="of:=1230 / 2048" office:value-type="percentage" office:value="0.6005859375">
            <text:p>60.06%</text:p>
          </table:table-cell>
          <table:table-cell table:formula="of:=(1520 + 29) / 2048" office:value-type="percentage" office:value="0.75634765625">
            <text:p>75.63%</text:p>
          </table:table-cell>
          <table:table-cell table:formula="of:=(1598 + 47) / 2048" office:value-type="percentage" office:value="0.80322265625">
            <text:p>80.32%</text:p>
          </table:table-cell>
          <table:table-cell table:formula="of:=(808 + 11) / 1000" office:value-type="percentage" office:value="0.819">
            <text:p>81.90%</text:p>
          </table:table-cell>
          <table:table-cell table:number-columns-repeated="2"/>
          <table:table-cell table:formula="of:=AVERAGE([.B34:.H34])" office:value-type="percentage" office:value="0.697895647321429">
            <text:p>69.79%</text:p>
          </table:table-cell>
          <table:table-cell table:formula="of:=ROUND([.K34]*1000)" office:value-type="float" office:value="698">
            <text:p>698</text:p>
          </table:table-cell>
          <table:table-cell table:number-columns-repeated="1012"/>
        </table:table-row>
        <table:table-row table:style-name="ro1">
          <table:table-cell office:value-type="string">
            <text:p>smallO width</text:p>
          </table:table-cell>
          <table:table-cell table:formula="of:=942 / 2048" office:value-type="percentage" office:value="0.4599609375">
            <text:p>46.00%</text:p>
          </table:table-cell>
          <table:table-cell office:value-type="percentage" office:value="0.42">
            <text:p>42.00%</text:p>
          </table:table-cell>
          <table:table-cell table:formula="of:=1049 / 2048" office:value-type="percentage" office:value="0.51220703125">
            <text:p>51.22%</text:p>
          </table:table-cell>
          <table:table-cell table:formula="of:=939 / 2048" office:value-type="percentage" office:value="0.45849609375">
            <text:p>45.85%</text:p>
          </table:table-cell>
          <table:table-cell table:formula="of:=(1096 - 137) / 2048" office:value-type="percentage" office:value="0.46826171875">
            <text:p>46.83%</text:p>
          </table:table-cell>
          <table:table-cell table:formula="of:=(1142 - 87) / 2048" office:value-type="percentage" office:value="0.51513671875">
            <text:p>51.51%</text:p>
          </table:table-cell>
          <table:table-cell table:formula="of:=(580 - 48) / 1000" office:value-type="percentage" office:value="0.532">
            <text:p>53.20%</text:p>
          </table:table-cell>
          <table:table-cell table:number-columns-repeated="2"/>
          <table:table-cell table:formula="of:=AVERAGE([.B35:.H35])" office:value-type="percentage" office:value="0.480866071428571">
            <text:p>48.09%</text:p>
          </table:table-cell>
          <table:table-cell table:formula="of:=ROUND([.K35]*1000)" office:value-type="float" office:value="481">
            <text:p>481</text:p>
          </table:table-cell>
          <table:table-cell table:number-columns-repeated="1012"/>
        </table:table-row>
        <table:table-row table:style-name="ro1">
          <table:table-cell office:value-type="string">
            <text:p>smallO height</text:p>
          </table:table-cell>
          <table:table-cell table:formula="of:=1040/2048" office:value-type="percentage" office:value="0.5078125">
            <text:p>50.78%</text:p>
          </table:table-cell>
          <table:table-cell office:value-type="percentage" office:value="0.479">
            <text:p>47.90%</text:p>
          </table:table-cell>
          <table:table-cell table:formula="of:=971 / 2048" office:value-type="percentage" office:value="0.47412109375">
            <text:p>47.41%</text:p>
          </table:table-cell>
          <table:table-cell table:formula="of:=929 / 2048" office:value-type="percentage" office:value="0.45361328125">
            <text:p>45.36%</text:p>
          </table:table-cell>
          <table:table-cell table:formula="of:=(1147 + 29) / 2048" office:value-type="percentage" office:value="0.57421875">
            <text:p>57.42%</text:p>
          </table:table-cell>
          <table:table-cell table:formula="of:=(1148 + 31) / 2048" office:value-type="percentage" office:value="0.57568359375">
            <text:p>57.57%</text:p>
          </table:table-cell>
          <table:table-cell table:formula="of:=(590 + 14) / 1000" office:value-type="percentage" office:value="0.604">
            <text:p>60.40%</text:p>
          </table:table-cell>
          <table:table-cell table:number-columns-repeated="2"/>
          <table:table-cell table:formula="of:=AVERAGE([.B36:.H36])" office:value-type="percentage" office:value="0.524064174107143">
            <text:p>52.41%</text:p>
          </table:table-cell>
          <table:table-cell table:formula="of:=ROUND([.K36]*1000)" office:value-type="float" office:value="524">
            <text:p>524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23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9T15:04:56</meta:creation-date>
    <dc:date>2011-12-10T23:28:56</dc:date>
    <meta:editing-duration>PT10H46M34S</meta:editing-duration>
    <meta:editing-cycles>7</meta:editing-cycles>
    <meta:generator>LibreOffice/3.3$Unix LibreOffice_project/330m19$Build-202</meta:generator>
    <meta:document-statistic meta:table-count="3" meta:cell-count="274" meta:object-count="0"/>
  </office:meta>
</office:document-meta>
</file>